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5121" officeooo:paragraph-rsid="001a51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et header, foo:</text:p>
      <text:p text:style-name="P1">width : 1280px ;</text:p>
      <text:p text:style-name="P1"/>
      <text:p text:style-name="P1">header : 115px ;</text:p>
      <text:p text:style-name="P1"/>
      <text:p text:style-name="P1">section 1 :</text:p>
      <text:p text:style-name="P1">height : 826px</text:p>
      <text:p text:style-name="P1"/>
      <text:p text:style-name="P1">section 2 :</text:p>
      <text:p text:style-name="P1">height : 615px</text:p>
      <text:p text:style-name="P1"/>
      <text:p text:style-name="P1">section 3 :</text:p>
      <text:p text:style-name="P1">604px ;</text:p>
      <text:p text:style-name="P1"/>
      <text:p text:style-name="P1">footer :</text:p>
      <text:p text:style-name="P1">height : 174px ;</text:p>
      <text:p text:style-name="P1"/>
      <text:p text:style-name="P1">photo :</text:p>
      <text:p text:style-name="P1">160px</text:p>
      <text:p text:style-name="P1"/>
      <text:p text:style-name="P1">button</text:p>
      <text:p text:style-name="P1">265 x 70px ;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4:27:54.223625722</meta:creation-date>
    <dc:date>2018-05-29T14:40:31.542046884</dc:date>
    <meta:editing-duration>PT2M27S</meta:editing-duration>
    <meta:editing-cycles>1</meta:editing-cycles>
    <meta:document-statistic meta:table-count="0" meta:image-count="0" meta:object-count="0" meta:page-count="1" meta:paragraph-count="15" meta:word-count="43" meta:character-count="174" meta:non-whitespace-character-count="146"/>
    <meta:generator>LibreOffice/6.0.3.2$Linux_X86_64 LibreOffice_project/00m0$Build-2</meta:generator>
  </office:meta>
</office:document-meta>
</file>